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ＭＳ ゴシック" svg:font-family="'ＭＳ ゴシック'" style:font-family-generic="modern" style:font-pitch="fixed"/>
    <style:font-face style:name="メイリオ" svg:font-family="メイリオ" style:font-adornments="ボールド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text-properties style:font-name="ＭＳ ゴシック" fo:font-size="10pt" style:font-name-asian="ＭＳ ゴシック" style:font-size-asian="10pt" style:language-asian="ja" style:country-asian="JP" style:font-size-complex="10pt"/>
    </style:style>
    <style:style style:name="P4" style:family="paragraph" style:parent-style-name="Standard">
      <style:paragraph-properties fo:break-before="page"/>
      <style:text-properties style:language-asian="ja" style:country-asian="JP"/>
    </style:style>
    <style:style style:name="P5" style:family="paragraph" style:parent-style-name="Text_20_body">
      <style:text-properties style:language-asian="ja" style:country-asian="JP"/>
    </style:style>
    <style:style style:name="P6" style:family="paragraph" style:parent-style-name="Text_20_body">
      <style:text-properties style:font-name="ＭＳ ゴシック" fo:font-size="10pt" style:font-name-asian="ＭＳ ゴシック" style:font-size-asian="10pt" style:font-size-complex="10pt"/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style:font-name="ＭＳ ゴシック" fo:font-size="10pt" style:font-name-asian="ＭＳ ゴシック" style:font-size-asian="10pt" style:font-size-complex="10pt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style:language-asian="ja" style:country-asian="JP"/>
    </style:style>
    <style:style style:name="P13" style:family="paragraph" style:parent-style-name="Text_20_body">
      <style:text-properties style:language-asian="ja" style:country-asian="JP"/>
    </style:style>
    <style:style style:name="P14" style:family="paragraph" style:parent-style-name="Text_20_body" style:list-style-name="L1">
      <style:text-properties style:language-asian="ja" style:country-asian="JP"/>
    </style:style>
    <style:style style:name="P15" style:family="paragraph" style:parent-style-name="Text_20_body">
      <style:text-properties style:font-name="ＭＳ ゴシック" fo:font-size="10pt" style:font-name-asian="ＭＳ ゴシック" style:font-size-asian="10pt" style:language-asian="ja" style:country-asian="JP" style:font-size-complex="10pt"/>
    </style:style>
    <style:style style:name="P16" style:family="paragraph" style:parent-style-name="Text_20_body">
      <style:text-properties style:font-name="ＭＳ ゴシック" fo:font-size="10pt" style:font-name-asian="ＭＳ ゴシック" style:font-size-asian="10pt" style:font-size-complex="10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style:language-asian="ja" style:country-asian="JP" style:font-style-asian="normal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title>Pickles Framework 1.X コンテンツモジュール一覧</text:title></text:p>
      <text:p text:style-name="P2">2012-08-23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10">概要<text:tab/>3</text:p>
          <text:p text:style-name="P9">モジュール設計方針<text:tab/>3</text:p>
          <text:p text:style-name="P10">スタティックモジュール<text:tab/>4</text:p>
          <text:p text:style-name="P9">文字サイズ<text:tab/>4</text:p>
          <text:p text:style-name="P9">文字組み<text:tab/>4</text:p>
          <text:p text:style-name="P9">回り込み制御<text:tab/>4</text:p>
          <text:p text:style-name="P9">その他<text:tab/>5</text:p>
          <text:p text:style-name="P10">パーツモジュール<text:tab/>6</text:p>
          <text:p text:style-name="P9">見出し<text:tab/>6</text:p>
          <text:p text:style-name="P7">h2見出し<text:tab/>6</text:p>
          <text:p text:style-name="P7">h3見出し<text:tab/>6</text:p>
          <text:p text:style-name="P7">h4見出し<text:tab/>6</text:p>
          <text:p text:style-name="P7">h5見出し<text:tab/>6</text:p>
          <text:p text:style-name="P7">h6見出し<text:tab/>6</text:p>
          <text:p text:style-name="P9">リスト<text:tab/>7</text:p>
          <text:p text:style-name="P7">通常のリスト<text:tab/>7</text:p>
          <text:p text:style-name="P7">注釈リスト<text:tab/>7</text:p>
          <text:p text:style-name="P7">リストマークがないリスト<text:tab/>7</text:p>
          <text:p text:style-name="P9">数字リスト<text:tab/>7</text:p>
          <text:p text:style-name="P9">テーブル<text:tab/>7</text:p>
          <text:p text:style-name="P7">デフォルトテーブル (table.def)<text:tab/>7</text:p>
          <text:p text:style-name="P10">ユニットモジュール<text:tab/>9</text:p>
          <text:p text:style-name="P9">ユニット宣言 (.unit)<text:tab/>9</text:p>
          <text:p text:style-name="P9">カラムレイアウト (.cols)<text:tab/>9</text:p>
        </text:index-body>
      </text:table-of-content>
      <text:p text:style-name="P2"/>
      <text:p text:style-name="Standard"/>
      <text:p text:style-name="Standard"/>
      <text:p text:style-name="Standard"/>
      <text:p text:style-name="Standard"/>
      <text:h text:style-name="P12" text:outline-level="1">概要</text:h>
      <text:p text:style-name="P2"/>
      <text:p text:style-name="Text_20_body">このドキュメントは、コンテンツを構成モジュール定義の一覧を示すもので<text:span text:style-name="T1">す</text:span>。</text:p>
      <text:p text:style-name="Text_20_body"/>
      <text:p text:style-name="Text_20_body">モジュールは、構成要素単位で構造化されたHTMLとCSSのセットであり、サイト全体の管理者により定義され、コンテンツ個別の制作者に配布されるもので<text:span text:style-name="T1">す</text:span>。</text:p>
      <text:p text:style-name="Text_20_body"/>
      <text:p text:style-name="Text_20_body">ここで定義されるモジュールは、サイト全体の管理者により、将来の環境や要件の変化を想定して設計されたものであり、コンテンツ制作者には、そのルールに従ってコンテンツを構築することが求められ<text:span text:style-name="T1">ます</text:span>。</text:p>
      <text:p text:style-name="Text_20_body"/>
      <text:p text:style-name="Text_20_body">コンテンツ制作者は、ここに定義されていないモジュールを独自に開発することができるが(独自モジュール開発のルールについてはマニュアル参照)、これは通常推奨され<text:span text:style-name="T1">ません</text:span>。独自モジュールを多く開発すると、サイト全体のルールが次第に崩れてくる恐れがあり、管理効率が著しく低下するためで<text:span text:style-name="T1">す</text:span>。極力、このドキュメントに定義された、管理者によって設計、提供されたモジュールのみを使ってコンテンツを構築する<text:span text:style-name="T1">ようにしてください</text:span>。</text:p>
      <text:p text:style-name="Text_20_body"/>
      <text:h text:style-name="Heading_20_2" text:outline-level="2">モジュール設計方針</text:h>
      <text:p text:style-name="P5">モジュールの設計について、次の方針を定めます。</text:p>
      <text:list xml:id="list39404616" text:style-name="L1">
        <text:list-item>
          <text:p text:style-name="P14">学習しやすさを重視し、可能な限り、素のHTMLの構造のままでマークアップできるように設計する。</text:p>
        </text:list-item>
      </text:list>
      <text:p text:style-name="P2"/>
      <text:p text:style-name="P2"/>
      <text:p text:style-name="P2"/>
      <text:p text:style-name="P4"/>
      <text:h text:style-name="Heading_20_1" text:outline-level="1"><text:span text:style-name="T1">スタティック</text:span>モジュール</text:h>
      <text:p text:style-name="Text_20_body">スタティックモジュールは、端末の状態(スクリーンの幅など)に影響されず、常に固定の効果を提供します。主に特に基本的でシンプルなショートハンド的なモジュールが含まれます。 </text:p>
      <text:h text:style-name="Heading_20_2" text:outline-level="2">文字サイズ</text:h>
      <text:p text:style-name="P2"><draw:frame draw:style-name="fr1" draw:name="オブジェクト1" text:anchor-type="paragraph" svg:x="0.025cm" svg:y="0.39cm" svg:width="16.062cm" svg:height="3.494cm" draw:z-index="0"><draw:object xlink:href="./Object 1" xlink:type="simple" xlink:show="embed" xlink:actuate="onLoad"/><draw:image xlink:href="./ObjectReplacements/Object 1" xlink:type="simple" xlink:show="embed" xlink:actuate="onLoad"/><svg:desc>OLE オブジェクト</svg:desc></draw:frame></text:p>
      <text:h text:style-name="Heading_20_2" text:outline-level="2">文字組み</text:h>
      <text:p text:style-name="P2"><draw:frame draw:style-name="fr1" draw:name="オブジェクト2" text:anchor-type="paragraph" svg:x="0.025cm" svg:y="0.377cm" svg:width="16.062cm" svg:height="1.722cm" draw:z-index="1"><draw:object xlink:href="./Object 2" xlink:type="simple" xlink:show="embed" xlink:actuate="onLoad"/><draw:image xlink:href="./ObjectReplacements/Object 2" xlink:type="simple" xlink:show="embed" xlink:actuate="onLoad"/><svg:desc>OLE オブジェクト</svg:desc></draw:frame></text:p>
      <text:h text:style-name="Heading_20_2" text:outline-level="2">回り込み制御</text:h>
      <text:p text:style-name="P2"><draw:frame draw:style-name="fr1" draw:name="オブジェクト3" text:anchor-type="paragraph" svg:x="0.016cm" svg:y="0.37cm" svg:width="15.903cm" svg:height="3.627cm" draw:z-index="2"><draw:object xlink:href="./Object 3" xlink:type="simple" xlink:show="embed" xlink:actuate="onLoad"/><draw:image xlink:href="./ObjectReplacements/Object 3" xlink:type="simple" xlink:show="embed" xlink:actuate="onLoad"/><svg:desc>OLE オブジェクト</svg:desc></draw:frame></text:p>
      <text:h text:style-name="Heading_20_2" text:outline-level="2"><text:soft-page-break/>その他</text:h>
      <text:p text:style-name="P2"><draw:frame draw:style-name="fr1" draw:name="オブジェクト4" text:anchor-type="paragraph" svg:x="0.016cm" svg:y="0.377cm" svg:width="16.034cm" svg:height="4.336cm" draw:z-index="3"><draw:object xlink:href="./Object 4" xlink:type="simple" xlink:show="embed" xlink:actuate="onLoad"/><draw:image xlink:href="./ObjectReplacements/Object 4" xlink:type="simple" xlink:show="embed" xlink:actuate="onLoad"/><svg:desc>OLE オブジェクト</svg:desc></draw:frame></text:p>
      <text:p text:style-name="P2"/>
      <text:p text:style-name="P2"/>
      <text:p text:style-name="P2"/>
      <text:p text:style-name="P2"/>
      <text:p text:style-name="P2"/>
      <text:h text:style-name="P11" text:outline-level="1">パーツモジュール</text:h>
      <text:p text:style-name="Text_20_body">パーツ<text:span text:style-name="T1">モジュール</text:span>は、<text:span text:style-name="T1">ユニットモジュール内に入れ込んで</text:span>使うことができます。端末の状態(スクリーンの幅など)に<text:span text:style-name="T1">合わせて、スタイルが変化する場合があります。</text:span><text:line-break/>スタティックモジュールと異なり、ある程度複雑な構造のパーツが含まれます。</text:p>
      <text:h text:style-name="Heading_20_2" text:outline-level="2">見出し</text:h>
      <text:p text:style-name="P5">見出しタグ h2～h6のデフォルトスタイルは、素の状態で定義されます。デザインによっては、装飾用にspan等の階層を追加する必要がある場合も想定されますが、学習しやすさのために ”可能な限り、素のHTMLの構造のままでマークアップできるように設計する” コンセプトに従い、素のままのタグとされました。装飾用のタグを追加する必要がある場合は、出力前にDOM変換を行う実装を _FW/styles/finalizer.php に実装することを推奨します。</text:p>
      <text:h text:style-name="Heading_20_3" text:outline-level="3">h2見出し</text:h>
      <text:p text:style-name="P5">&lt;h2&gt;h2見出し&lt;/h2&gt;</text:p>
      <text:h text:style-name="Heading_20_3" text:outline-level="3">h3見出し</text:h>
      <text:p text:style-name="P5">&lt;h3&gt;h3見出し&lt;/h3&gt;</text:p>
      <text:h text:style-name="Heading_20_3" text:outline-level="3">h4見出し</text:h>
      <text:p text:style-name="P5">&lt;h4&gt;h4見出し&lt;/h4&gt;</text:p>
      <text:h text:style-name="Heading_20_3" text:outline-level="3">h5見出し</text:h>
      <text:p text:style-name="P5">&lt;h5&gt;h5見出し&lt;/h5&gt;</text:p>
      <text:h text:style-name="Heading_20_3" text:outline-level="3">h6見出し</text:h>
      <text:p text:style-name="P5">&lt;h6&gt;h6見出し&lt;/h6&gt;</text:p>
      <text:p text:style-name="P5"/>
      <text:h text:style-name="Heading_20_2" text:outline-level="2"><text:soft-page-break/>リスト</text:h>
      <text:h text:style-name="Heading_20_3" text:outline-level="3">通常のリスト</text:h>
      <text:p text:style-name="P8">&lt;ul&gt;</text:p>
      <text:p text:style-name="P8"><text:tab/>&lt;li&gt;リスト内容&lt;/li&gt;</text:p>
      <text:p text:style-name="P8"><text:tab/>&lt;li&gt;リスト内容&lt;/li&gt;</text:p>
      <text:p text:style-name="P8">&lt;/ul&gt;</text:p>
      <text:p text:style-name="P5"/>
      <text:h text:style-name="Heading_20_3" text:outline-level="3">注釈リスト</text:h>
      <text:p text:style-name="P8">&lt;ul class="notes"&gt;</text:p>
      <text:p text:style-name="P8"><text:tab/>&lt;li&gt;※リスト内容&lt;/li&gt;</text:p>
      <text:p text:style-name="P8"><text:tab/>&lt;li&gt;※リスト内容&lt;/li&gt;</text:p>
      <text:p text:style-name="P8">&lt;/ul&gt;</text:p>
      <text:p text:style-name="P5"/>
      <text:h text:style-name="Heading_20_3" text:outline-level="3">リストマークがないリスト</text:h>
      <text:p text:style-name="P8">&lt;ul class="nomark"&gt;</text:p>
      <text:p text:style-name="P8"><text:tab/>&lt;li&gt;リスト内容&lt;/li&gt;</text:p>
      <text:p text:style-name="P8"><text:tab/>&lt;li&gt;リスト内容&lt;/li&gt;</text:p>
      <text:p text:style-name="P8">&lt;/ul&gt;</text:p>
      <text:p text:style-name="P5"/>
      <text:h text:style-name="Heading_20_2" text:outline-level="2">数字リスト</text:h>
      <text:p text:style-name="P8">&lt;ol&gt;</text:p>
      <text:p text:style-name="P8"><text:tab/>&lt;li&gt;リスト内容&lt;/li&gt;</text:p>
      <text:p text:style-name="P8"><text:tab/>&lt;li&gt;リスト内容&lt;/li&gt;</text:p>
      <text:p text:style-name="P8">&lt;/ol&gt;</text:p>
      <text:h text:style-name="Heading_20_2" text:outline-level="2">テーブル</text:h>
      <text:h text:style-name="Heading_20_3" text:outline-level="3">デフォルトテーブル (table.def)</text:h>
      <text:p text:style-name="P5">学習しやすさのために ”可能な限り、素のHTMLの構造のままでマークアップできるように設計する” コンセプトに従うならば、本来はクラス名なしの素のHTMLがデフォルトのテーブルスタイルになるべきです。しかし、テーブルに限っては、素のデザインにはボーダーが表示されず、一見して表だと分かるスタイルは適用されません。これをデフォルトとしてボーダーをつけるように変更するのは混乱を招く元となるので、例外的に、デフォルトスタイルにクラス名 .def を定<text:soft-page-break/>義しています。</text:p>
      <text:p text:style-name="P2"/>
      <text:p text:style-name="P3">&lt;table class=”def” width=”100%”&gt;</text:p>
      <text:p text:style-name="P3">&lt;tr&gt;</text:p>
      <text:p text:style-name="P3">&lt;th&gt;テーブルヘッダー&lt;/th&gt;</text:p>
      <text:p text:style-name="P3">&lt;td&gt;データセル&lt;/td&gt;</text:p>
      <text:p text:style-name="P3">&lt;/tr&gt;</text:p>
      <text:p text:style-name="P3">&lt;/tabe&gt;</text:p>
      <text:p text:style-name="P2"/>
      <text:p text:style-name="P2"/>
      <text:p text:style-name="P4"/>
      <text:h text:style-name="Heading_20_1" text:outline-level="1">ユニットモジュール</text:h>
      <text:p text:style-name="Text_20_body">ユニットモジュールは、水平貫通の矩形ブロックで、上下に適切なマージンを与えられた概念です。<text:span text:style-name="T1">パーツモジュールを内包する入れ物のような役割を果たします(ただし、ユニットモジュール内にユニットモジュールを配置することはできません)。端末の状態(スクリーンの幅など)に合わせて、スタイルが変化する場合があります。</text:span></text:p>
      <text:h text:style-name="Heading_20_2" text:outline-level="2">ユニット宣言 (.unit)</text:h>
      <text:p text:style-name="P5">ユニットは、</text:p>
      <text:h text:style-name="Heading_20_2" text:outline-level="2">カラムレイアウト<text:span text:style-name="T2"> (.cols)</text:span></text:h>
      <text:p text:style-name="P5">カラムレイアウトは、.cols モジュールで、2分割、3分割、4分割のレイアウトを吸収します。.cols をコンテナとして、カラム要素 .cols-w50per(2分割)、.cols-w33per(3分割)、.cols-w25per(4分割)を組み合わせて入れ子にして表現します。異なる幅のカラムを組み合わせて使用することもできます。例えば、.cols-w25per, .cols-w50per, .cols-w25per の順に入れ子にする、などです。幅の合計がおよそ100%になるように調整されていればよいだけです。</text:p>
      <text:p text:style-name="P15"/>
      <text:p text:style-name="P6">&lt;div class="cols unit"&gt;</text:p>
      <text:p text:style-name="P6"><text:tab/>&lt;div class="cols-col cols-w50per"&gt;&lt;div class="cols-pad"&gt;</text:p>
      <text:p text:style-name="P6"><text:tab/><text:tab/>&lt;<text:span text:style-name="T1">パーツモジュール /&gt;</text:span></text:p>
      <text:p text:style-name="P6"><text:tab/>&lt;/div&gt;&lt;/div&gt;</text:p>
      <text:p text:style-name="P6"><text:tab/>&lt;div class="cols-col cols-w50per cols-last"&gt;&lt;div class="cols-pad"&gt;</text:p>
      <text:p text:style-name="P6"><text:tab/><text:tab/>&lt;<text:span text:style-name="T1">パーツモジュール /&gt;</text:span></text:p>
      <text:p text:style-name="P6"><text:tab/>&lt;/div&gt;&lt;/div&gt;</text:p>
      <text:p text:style-name="P6">&lt;/div&gt;&lt;!-- / .cols --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ＭＳ ゴシック" svg:font-family="'ＭＳ ゴシック'" style:font-family-generic="modern" style:font-pitch="fixed"/>
    <style:font-face style:name="メイリオ" svg:font-family="メイリオ" style:font-adornments="ボールド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-asian="メイリオ1" style:font-size-asian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メイリオ" fo:font-size="150%" fo:font-weight="bold" style:font-name-asian="メイリオ" style:font-size-asian="15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name-asian="メイリオ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name-asian="メイリオ" style:font-size-asian="12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itle>Pickles Framework 1.X コンテンツモジュール一覧</text:title></text:p>
      </style:header>
      <style:footer>
        <text:p text:style-name="MP1"><text:page-number text:select-page="current">9</text:page-number><text:span text:style-name="MT1">/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yanagi Tomoya</meta:initial-creator>
    <meta:creation-date>2012-04-20T23:39:50</meta:creation-date>
    <dc:date>2012-08-23T19:32:04.54</dc:date>
    <dc:creator>Koyanagi Tomoya</dc:creator>
    <meta:editing-duration>PT17H12M35S</meta:editing-duration>
    <meta:editing-cycles>77</meta:editing-cycles>
    <meta:generator>OpenOffice.org/3.3$Win32 OpenOffice.org_project/330m20$Build-9567</meta:generator>
    <dc:title>Pickles Framework 1.X コンテンツモジュール一覧</dc:title>
    <meta:document-statistic meta:table-count="0" meta:image-count="0" meta:object-count="4" meta:page-count="9" meta:paragraph-count="101" meta:word-count="937" meta:character-count="25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xxlarge</text:p>
          </table:table-cell>
          <table:table-cell table:style-name="ce2" office:value-type="string">
            <text:p>文字を最大サイズにする。</text:p>
          </table:table-cell>
          <table:table-cell table:style-name="ce2" office:value-type="string">
            <text:p>&lt;p class=”xxlarge”&gt;文字&lt;/p&gt;</text:p>
          </table:table-cell>
        </table:table-row>
        <table:table-row table:style-name="ro2">
          <table:table-cell table:style-name="ce2" office:value-type="string">
            <text:p>.xlarge</text:p>
          </table:table-cell>
          <table:table-cell table:style-name="ce2" office:value-type="string">
            <text:p>文字をさらに大きいサイズにする。</text:p>
          </table:table-cell>
          <table:table-cell table:style-name="ce2" office:value-type="string">
            <text:p>&lt;p class=”xlarge”&gt;文字&lt;/p&gt;</text:p>
          </table:table-cell>
        </table:table-row>
        <table:table-row table:style-name="ro2">
          <table:table-cell table:style-name="ce2" office:value-type="string">
            <text:p>.large</text:p>
          </table:table-cell>
          <table:table-cell table:style-name="ce2" office:value-type="string">
            <text:p>文字を大きいサイズにする。</text:p>
          </table:table-cell>
          <table:table-cell table:style-name="ce2" office:value-type="string">
            <text:p>&lt;p class=”large”&gt;文字&lt;/p&gt;</text:p>
          </table:table-cell>
        </table:table-row>
        <table:table-row table:style-name="ro2">
          <table:table-cell table:style-name="ce2" office:value-type="string">
            <text:p>.medium</text:p>
          </table:table-cell>
          <table:table-cell table:style-name="ce2" office:value-type="string">
            <text:p>文字を標準サイズにする。</text:p>
          </table:table-cell>
          <table:table-cell table:style-name="ce2" office:value-type="string">
            <text:p>&lt;p class=”medium”&gt;文字&lt;/p&gt;</text:p>
          </table:table-cell>
        </table:table-row>
        <table:table-row table:style-name="ro2">
          <table:table-cell table:style-name="ce2" office:value-type="string">
            <text:p>.small</text:p>
          </table:table-cell>
          <table:table-cell table:style-name="ce2" office:value-type="string">
            <text:p>文字を小さいサイズにする。</text:p>
          </table:table-cell>
          <table:table-cell table:style-name="ce2" office:value-type="string">
            <text:p>&lt;p class=”small”&gt;文字&lt;/p&gt;</text:p>
          </table:table-cell>
        </table:table-row>
        <table:table-row table:style-name="ro2">
          <table:table-cell table:style-name="ce2" office:value-type="string">
            <text:p>.xsmall</text:p>
          </table:table-cell>
          <table:table-cell table:style-name="ce2" office:value-type="string">
            <text:p>文字をさらに小さいサイズにする。</text:p>
          </table:table-cell>
          <table:table-cell table:style-name="ce2" office:value-type="string">
            <text:p>&lt;p class=”xsmall”&gt;文字&lt;/p&gt;</text:p>
          </table:table-cell>
        </table:table-row>
        <table:table-row table:style-name="ro2">
          <table:table-cell table:style-name="ce2" office:value-type="string">
            <text:p>.xxsmall</text:p>
          </table:table-cell>
          <table:table-cell table:style-name="ce2" office:value-type="string">
            <text:p>文字を最小サイズにする。</text:p>
          </table:table-cell>
          <table:table-cell table:style-name="ce2" office:value-type="string">
            <text:p>&lt;p class=”xxsmall”&gt;文字&lt;/p&gt;</text:p>
          </table:table-cell>
        </table:table-row>
        <table:table-row table:style-name="ro1" table:number-rows-repeated="29">
          <table:table-cell table:style-name="ce2" table:number-columns-repeated="3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center</text:p>
          </table:table-cell>
          <table:table-cell table:style-name="ce2" office:value-type="string">
            <text:p>センターぞろえにする。</text:p>
          </table:table-cell>
          <table:table-cell table:style-name="ce2" office:value-type="string">
            <text:p>&lt;p class=”center”&gt;文字&lt;/p&gt;</text:p>
          </table:table-cell>
        </table:table-row>
        <table:table-row table:style-name="ro2">
          <table:table-cell table:style-name="ce2" office:value-type="string">
            <text:p>.left</text:p>
          </table:table-cell>
          <table:table-cell table:style-name="ce2" office:value-type="string">
            <text:p>左揃えにする。</text:p>
          </table:table-cell>
          <table:table-cell table:style-name="ce2" office:value-type="string">
            <text:p>&lt;p class=”left”&gt;文字&lt;/p&gt;</text:p>
          </table:table-cell>
        </table:table-row>
        <table:table-row table:style-name="ro2">
          <table:table-cell table:style-name="ce2" office:value-type="string">
            <text:p>.right</text:p>
          </table:table-cell>
          <table:table-cell table:style-name="ce2" office:value-type="string">
            <text:p>右揃えにする。</text:p>
          </table:table-cell>
          <table:table-cell table:style-name="ce2" office:value-type="string">
            <text:p>&lt;p class=”right”&gt;文字&lt;/p&gt;</text:p>
          </table:table-cell>
        </table:table-row>
        <table:table-row table:style-name="ro1" table:number-rows-repeated="39">
          <table:table-cell table:style-name="ce2" table:number-columns-repeated="3"/>
        </table:table-row>
        <table:table-row table:style-name="ro1" table:number-rows-repeated="6549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2012/06/02</text:date>, <text:time>16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fl</text:p>
          </table:table-cell>
          <table:table-cell table:style-name="ce2" office:value-type="string">
            <text:p>左に回り込ませる。</text:p>
          </table:table-cell>
          <table:table-cell table:style-name="ce2" office:value-type="string">
            <text:p>&lt;p class=”fl”&gt;文字&lt;/p&gt;</text:p>
          </table:table-cell>
        </table:table-row>
        <table:table-row table:style-name="ro2">
          <table:table-cell table:style-name="ce2" office:value-type="string">
            <text:p>.fr</text:p>
          </table:table-cell>
          <table:table-cell table:style-name="ce2" office:value-type="string">
            <text:p>右に回り込ませる。</text:p>
          </table:table-cell>
          <table:table-cell table:style-name="ce2" office:value-type="string">
            <text:p>&lt;p class=”fr”&gt;文字&lt;/p&gt;</text:p>
          </table:table-cell>
        </table:table-row>
        <table:table-row table:style-name="ro2">
          <table:table-cell table:style-name="ce2" office:value-type="string">
            <text:p>.fc</text:p>
          </table:table-cell>
          <table:table-cell table:style-name="ce2" office:value-type="string">
            <text:p>回り込みを解除する。</text:p>
          </table:table-cell>
          <table:table-cell table:style-name="ce2" office:value-type="string">
            <text:p>&lt;p class=”fc”&gt;文字&lt;/p&gt;</text:p>
          </table:table-cell>
        </table:table-row>
        <table:table-row table:style-name="ro3">
          <table:table-cell table:style-name="ce2" office:value-type="string">
            <text:p>.clearfix</text:p>
          </table:table-cell>
          <table:table-cell table:style-name="ce2" office:value-type="string">
            <text:p>親要素を回り込みに対してフィットさせる。</text:p>
          </table:table-cell>
          <table:table-cell table:style-name="ce2" office:value-type="string">
            <text:p>&lt;div class=”clearfix”&gt;</text:p>
            <text:p><text:s text:c="2"/>&lt;div class=”fl”&gt;回り込み&lt;/div&gt;</text:p>
            <text:p><text:s text:c="2"/>&lt;div class=”fr”&gt;回り込み&lt;/div&gt;</text:p>
            <text:p>&lt;/div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unit</text:p>
          </table:table-cell>
          <table:table-cell table:style-name="ce2" office:value-type="string">
            <text:p>モジュールの単位となるユニット。</text:p>
          </table:table-cell>
          <table:table-cell table:style-name="ce2" office:value-type="string">
            <text:p>&lt;div class=”unit”&gt;</text:p>
            <text:p>&lt;p&gt;ここにモジュールを追加。&lt;/p&gt;</text:p>
            <text:p>&lt;/div&gt;</text:p>
          </table:table-cell>
        </table:table-row>
        <table:table-row table:style-name="ro3">
          <table:table-cell table:style-name="ce2" office:value-type="string">
            <text:p>.imagereplace</text:p>
          </table:table-cell>
          <table:table-cell table:style-name="ce2" office:value-type="string">
            <text:p>画像置換を行う。</text:p>
          </table:table-cell>
          <table:table-cell table:style-name="ce2" office:value-type="string">
            <text:p>&lt;a href=”***” class=”imagereplace”&gt;リンクラベル&lt;span class=”imagereplace-panel”&gt;&lt;/span&gt;&lt;/a&gt;</text:p>
          </table:table-cell>
        </table:table-row>
        <table:table-row table:style-name="ro4">
          <table:table-cell table:style-name="ce2" office:value-type="string">
            <text:p>.current</text:p>
          </table:table-cell>
          <table:table-cell table:style-name="ce2" office:value-type="string">
            <text:p>カレントページを示すリンクに適用する。</text:p>
          </table:table-cell>
          <table:table-cell table:style-name="ce2" office:value-type="string">
            <text:p>&lt;a href=”***” class=”current”&gt;カレントページ&lt;/a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